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96">
            <text:p>96</text:p>
          </table:table-cell>
          <table:table-cell table:style-name="ce11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05">
            <text:p>1505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38">
            <text:p>163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283">
            <text:p>1283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599">
            <text:p>159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58">
            <text:p>1158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06">
            <text:p>160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34">
            <text:p>1134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599">
            <text:p>159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73">
            <text:p>107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02">
            <text:p>160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32">
            <text:p>1032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593">
            <text:p>159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40">
            <text:p>840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13">
            <text:p>813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39">
            <text:p>539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15">
            <text:p>515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58">
            <text:p>358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75">
            <text:p>175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35">
            <text:p>135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59">
            <text:p>59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58">
            <text:p>58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0">
            <text:p>0</text:p>
          </table:table-cell>
          <table:table-cell table:style-name="ce11"/>
          <table:table-cell office:value-type="float" office:value="0">
            <text:p>0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6:22:04</dc:date>
    <dc:creator>Julien Lamarche</dc:creator>
    <meta:editing-duration>PT1H37M32S</meta:editing-duration>
    <meta:editing-cycles>20</meta:editing-cycles>
    <meta:generator>LibreOffice/3.5$Linux_x86 LibreOffice_project/350m1$Build-2</meta:generator>
    <meta:document-statistic meta:table-count="4" meta:cell-count="15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